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text-properties officeooo:rsid="0007ef99" officeooo:paragraph-rsid="0007ef99"/>
    </style:style>
    <style:style style:name="P2" style:family="paragraph" style:parent-style-name="Standard">
      <style:text-properties style:font-name="Linux Libertine Display O" officeooo:rsid="00082a43" officeooo:paragraph-rsid="00082a43"/>
    </style:style>
    <style:style style:name="P3" style:family="paragraph" style:parent-style-name="Standard">
      <style:paragraph-properties fo:text-align="center" style:justify-single-word="false"/>
      <style:text-properties style:font-name="Linux Libertine Display O" officeooo:rsid="00082a43" officeooo:paragraph-rsid="00082a43"/>
    </style:style>
    <style:style style:name="P4" style:family="paragraph" style:parent-style-name="Standard">
      <style:paragraph-properties fo:text-align="end" style:justify-single-word="false"/>
      <style:text-properties style:font-name="Linux Libertine Display O" fo:font-style="italic" officeooo:rsid="00082a43" officeooo:paragraph-rsid="00082a43" style:font-style-asian="italic" style:font-style-complex="italic"/>
    </style:style>
    <style:style style:name="P5" style:family="paragraph" style:parent-style-name="Standard">
      <style:paragraph-properties fo:text-align="center" style:justify-single-word="false"/>
      <style:text-properties style:font-name="Linux Libertine Display O" fo:font-style="normal" officeooo:rsid="00082a43" officeooo:paragraph-rsid="00082a43" style:font-style-asian="normal" style:font-style-complex="normal"/>
    </style:style>
    <style:style style:name="P6" style:family="paragraph" style:parent-style-name="Standard">
      <style:text-properties style:font-name="Linux Libertine Display O" fo:font-weight="bold" officeooo:rsid="00082a43" officeooo:paragraph-rsid="00082a43" style:font-weight-asian="bold" style:font-weight-complex="bold"/>
    </style:style>
    <style:style style:name="P7" style:family="paragraph" style:parent-style-name="Standard">
      <style:text-properties style:font-name="Linux Libertine Display O" fo:font-weight="normal" officeooo:rsid="00082a43" officeooo:paragraph-rsid="00082a43" style:font-weight-asian="normal" style:font-weight-complex="normal"/>
    </style:style>
    <style:style style:name="P8" style:family="paragraph" style:parent-style-name="Standard">
      <style:text-properties style:font-name="Liberation Serif" fo:font-weight="normal" officeooo:rsid="00082a43" officeooo:paragraph-rsid="00082a43"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82a43" style:font-style-asian="normal" style:font-style-complex="normal"/>
    </style:style>
    <style:style style:name="T5" style:family="text">
      <style:text-properties fo:font-style="normal" officeooo:rsid="0009e7cb"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82a43" style:font-style-asian="normal" style:font-weight-asian="normal" style:font-style-complex="normal" style:font-weight-complex="normal"/>
    </style:style>
    <style:style style:name="T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ylor Sheneman</text:p>
      <text:p text:style-name="P1">SoftDes Mini-Project 3: Text Mining</text:p>
      <text:p text:style-name="P1"/>
      <text:p text:style-name="P1"><text:tab/>In this project, I processed the full text of Shakespeare's <text:span text:style-name="T1">Hamlet</text:span> and the full text of Kendrick Lamar's <text:span text:style-name="T1">To Pimp a Butterfly,</text:span><text:span text:style-name="T3"> the most popular rap album of 2015. Though I had not personally listened to this album in the past, I wanted to use something that is popular and that would provide a striking contrast with </text:span><text:span text:style-name="T1">Hamlet.</text:span><text:span text:style-name="T3"> I Markov chained them together, in order to create something pretty weird and hopefully entertaining.</text:span></text:p>
      <text:p text:style-name="P1"/>
      <text:p text:style-name="P1"><text:span text:style-name="T3"><text:tab/>From an architecture standpoint, this was honestly kind of hacked-together. My intention was to employ a fairly straightforward architecture of </text:span><text:span text:style-name="T2">Pull separate data sources → Process both into plaintext → feed into Markov code, </text:span><text:span text:style-name="T7">but as it turned out, the initial scraping of the data offered plenty of challenge on its own, and programmatically processing the text would have been much more trouble than I anticipated.</text:span></text:p>
      <text:p text:style-name="P1"><text:span text:style-name="T7"><text:tab/>The actual system architecture followed more of <text:s/></text:span><text:span text:style-name="T2">Pull separate data sources → Convert to editable .txt → manually process files → feed into Markov code, </text:span><text:span text:style-name="T7">with the Markov architecture structured like </text:span><text:span text:style-name="T2">Read through files → build associative dictionaries → randomly generate strings from tuple dictionary</text:span><text:span text:style-name="T7">. </text:span><text:span text:style-name="T8">The most problematic section was pulling the lyrics off of Genius; it would have honestly been easier to just copy-paste all the lyrics into a text file, but I chose to learn how to use about 3 different libraries to parse through the webpages and do so automatically. I did this primarily out of stubbornness, and because I didn't mind the challenge.</text:span></text:p>
      <text:p text:style-name="P1"/>
      <text:p text:style-name="P1"><text:span text:style-name="T8"><text:tab/>The results were pretty interesting. Because the sources have such different language styles, the Markov chain tends to “chunk”, or stick to the words of a single source for sentences or longer, before abruptly transitioning over into the style of the other. This is honestly pretty entertaining, at least to me, and it's interesting to see where the transitions are formed. I formatted one of the less-offensive output strings here:</text:span></text:p>
      <text:p text:style-name="P1"><text:span text:style-name="T8"/></text:p>
      <table:table table:name="Table1" table:style-name="Table1">
        <table:table-column table:style-name="Table1.A"/>
        <table:table-row>
          <table:table-cell table:style-name="Table1.A1" office:value-type="string">
            <text:p text:style-name="P2"><text:span text:style-name="T7">Finish this, witnesses will convey just what I learned</text:span></text:p>
            <text:p text:style-name="P2"><text:span text:style-name="T7">The word was respect</text:span></text:p>
            <text:p text:style-name="P2"><text:span text:style-name="T7">Just because you wore a different gang color than mine's</text:span></text:p>
            <text:p text:style-name="P2"><text:span text:style-name="T7">Doesn’t mean I might press the button</text:span></text:p>
            <text:p text:style-name="P2"><text:span text:style-name="T7">Had the door upon your lap?</text:span></text:p>
            <text:p text:style-name="P2"><text:span text:style-name="T7"></text:span></text:p>
            <text:p text:style-name="P5"><text:span text:style-name="T9">[Sits down at Ophelia's feet.]</text:span></text:p>
            <text:p text:style-name="P2"><text:span text:style-name="T7"></text:span></text:p>
            <text:p text:style-name="P2"><text:span text:style-name="T6">Oph. </text:span><text:span text:style-name="T7">No, my lord.</text:span></text:p>
            <text:p text:style-name="P2"><text:span text:style-name="T6">Ham. </text:span><text:span text:style-name="T7">So long? Nay then, let the runway start You know the full definition of a ring?</text:span></text:p>
            <text:p text:style-name="P2"><text:span text:style-name="T6">Oph. </text:span><text:span text:style-name="T7">'Tis brief, my lord.</text:span></text:p>
            <text:p text:style-name="P2"><text:span text:style-name="T6">Ham. </text:span><text:span text:style-name="T7">Who, I?</text:span></text:p>
            <text:p text:style-name="P2"><text:span text:style-name="T6">Oph.</text:span><text:span text:style-name="T7"> Ay, my lord.</text:span></text:p>
            <text:p text:style-name="P4"><text:span text:style-name="T9">Exeunt Rosencrantz and Guildenstern.</text:span></text:p>
            <text:p text:style-name="P2"><text:span text:style-name="T7"></text:span></text:p>
            <text:p text:style-name="P2"><text:span text:style-name="T7">How now, my lord?</text:span></text:p>
            <text:p text:style-name="P2"><text:span text:style-name="T6">Ham. </text:span><text:span text:style-name="T7">Make you to ravel all this past year Pass on some advice we feel:</text:span></text:p>
            <text:p text:style-name="P2"><text:span text:style-name="T7"></text:span></text:p>
            <text:p text:style-name="P3"><text:span text:style-name="T7">[Hook]</text:span></text:p>
            <text:p text:style-name="P2"><text:span text:style-name="T7"></text:span></text:p>
            <text:p text:style-name="P2"><text:span text:style-name="T7">You ain't gotta lie to kick it, my nigga</text:span></text:p>
            <text:p text:style-name="P2"><text:span text:style-name="T7"></text:span></text:p>
            <text:p text:style-name="P2"><text:span text:style-name="T7"/></text:p>
            <text:p text:style-name="P3"><text:span text:style-name="T7">[Verse 1]</text:span></text:p>
            <text:p text:style-name="P2"><text:soft-page-break/><text:span text:style-name="T7">I place blame on you still a fan?</text:span></text:p>
            <text:p text:style-name="P2"><text:span text:style-name="T7"></text:span></text:p>
            <text:p text:style-name="P3"><text:span text:style-name="T7">[Hook 3]</text:span></text:p>
            <text:p text:style-name="P2"><text:span text:style-name="T7"></text:span></text:p>
            <text:p text:style-name="P2"><text:span text:style-name="T7">The voice of the word. I took the opportunities, I worked at the end accepts his love.</text:span></text:p>
            <text:p text:style-name="P4"><text:span text:style-name="T9">Exeunt.</text:span></text:p>
            <text:p text:style-name="P2"><text:span text:style-name="T7"></text:span></text:p>
            <text:p text:style-name="P2"><text:span text:style-name="T6">Oph. </text:span><text:span text:style-name="T7">What is, my lord?</text:span></text:p>
            <text:p text:style-name="P2"><text:span text:style-name="T6">Ham. </text:span><text:span text:style-name="T7">Nothing.</text:span></text:p>
            <text:p text:style-name="P2"><text:span text:style-name="T6">Oph. </text:span><text:span text:style-name="T7">You are as foul As Vulcan's stithy. Give him heedful note; For I mine eyes into my very soul, and sweet religion makes A rhapsody of words! Heaven's face doth glow; Yea, this solidity and compound mass, With tristful visage, as against the doom,</text:span></text:p>
            <text:p text:style-name="P2"><text:span text:style-name="T7">Is thought-sick at the preacher's door</text:span></text:p>
            <text:p text:style-name="P2"><text:span text:style-name="T7">My knees gettin' weak, and my gun might blow</text:span></text:p>
            <text:p text:style-name="P2"><text:span text:style-name="T7">But we gon' be alright</text:span></text:p>
            <text:p text:style-name="P2"><text:span text:style-name="T7"></text:span></text:p>
            <text:p text:style-name="P3"><text:span text:style-name="T7">[Verse 1]</text:span></text:p>
            <text:p text:style-name="P2"><text:span text:style-name="T7"></text:span></text:p>
            <text:p text:style-name="P2"><text:span text:style-name="T7">This feelin' is unmatched</text:span></text:p>
            <text:p text:style-name="P2"><text:span text:style-name="T7">This feelin' is brought to you by adrenaline and good</text:span></text:p>
            <text:p text:style-name="P2"><text:span text:style-name="T7">He likewise gives a frock or livery, That aptly is put on. Refrain to-night, And that his heels may kick at heaven, And that your Grace hath screen'd and stood between Much heat and him. I'll silence me even here. Pray you be immortalised without your life</text:span></text:p>
            <text:p text:style-name="P2"><text:span text:style-name="T7">I watched you</text:span></text:p>
            <text:p text:style-name="P2"><text:span text:style-name="T7">And now you all grown up to sign this contract if that’s possible</text:span></text:p>
            <text:p text:style-name="P2"><text:span text:style-name="T7"></text:span></text:p>
            <text:p text:style-name="P3"><text:span text:style-name="T7">[Hook] [Outro]</text:span></text:p>
            <text:p text:style-name="P2"><text:span text:style-name="T7"></text:span></text:p>
            <text:p text:style-name="P2"><text:span text:style-name="T7">I been lookin for you if you mouth it, as many of our players do, I had forgot! 'Tis so concluded on.</text:span></text:p>
            <text:p text:style-name="P2"><text:span text:style-name="T6">Ham. </text:span><text:span text:style-name="T7">There's letters seal'd; and my generation today?</text:span></text:p>
            <text:p text:style-name="P2"><text:span text:style-name="T7"></text:span></text:p>
            <text:p text:style-name="P3"><text:span text:style-name="T7">[Verse 1]</text:span></text:p>
            <text:p text:style-name="P2"><text:span text:style-name="T7"></text:span></text:p>
            <text:p text:style-name="P2"><text:span text:style-name="T7">I could never take the hood up, two times, deuce-four</text:span></text:p>
            <text:p text:style-name="P2"><text:span text:style-name="T7">Platinum on everythin', platinum on weddin' ring</text:span></text:p>
            <text:p text:style-name="P2"><text:span text:style-name="T7">Married to the back window, I’m a good actor.</text:span></text:p>
            <text:p text:style-name="P2"><text:span text:style-name="T6">Ham. </text:span><text:span text:style-name="T7">What did you enact?</text:span></text:p>
            <text:p text:style-name="P2"><text:span text:style-name="T6">Pol. </text:span><text:span text:style-name="T7">I hear him so inclin'd. Good gentlemen, give him a further edge And drive his purpose on to some confession Of his true nature, and we hate po-po</text:span></text:p>
            <text:p text:style-name="P2"><text:span text:style-name="T7">Wanna kill us dead in the hood, mob of police</text:span></text:p>
            <text:p text:style-name="P2"><text:span text:style-name="T7">Rock on the corner with a wicked tongue.</text:span></text:p>
            <text:p text:style-name="P6"><text:span text:style-name="T3">Queen.</text:span></text:p>
          </table:table-cell>
        </table:table-row>
      </table:table>
      <text:p text:style-name="P7"/>
      <text:p text:style-name="P8"><text:span text:style-name="T4"><text:tab/>I </text:span><text:span text:style-name="T3">think the most obvious problem here is how late I'm turning this in; though to some extent this is due to my other commitments, there is something to be said for my process as well. The fact that I spent so long trying to scrape something more difficult than I had the experience to handle easily made for a significantly more painful process. I think my final results aren't bad, as I eventually got things to work and output something that is sort of interesting. </text:span><text:span text:style-name="T5">If I hadn't done so, I probably would have learned something from implementing Markov analysis on my own. As is, I did at least learn some valuable stuff about different web scraping and interfacing tools, which I can certainly use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00:54:38.296873732</meta:creation-date>
    <dc:date>2016-03-01T01:28:57.413423735</dc:date>
    <meta:editing-duration>PT2M38S</meta:editing-duration>
    <meta:editing-cycles>1</meta:editing-cycles>
    <meta:document-statistic meta:table-count="1" meta:image-count="0" meta:object-count="0" meta:page-count="2" meta:paragraph-count="67" meta:word-count="853" meta:character-count="4840" meta:non-whitespace-character-count="3976"/>
    <meta:generator>LibreOffice/4.2.8.2$Linux_X86_64 LibreOffice_project/420m0$Build-2</meta:generator>
  </office:meta>
</office:document-meta>
</file>